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automatic-styles/>
  <office:body>
    <office:text>
      <text:h text:outline-level="1">0. Executive Summary</text:h>
      <text:p>In an age of polarized content and synthetic actors, online platforms must balance user expression with safety, accuracy, and civility — without compromising privacy. Project BeAxa (BA) is a modular, pseudonym-friendly AI moderation stack, designed to empower civic platforms like GroupBuild with real-time ethical filtering, bot detection, and identity-disclosure warnings — all without exposing user identities.</text:p>
      <text:h text:outline-level="1">1. Project Overview</text:h>
      <text:p>BeAxa is a GroupBuild-led initiative to develop a cross-checking AI stack that acts as a real-time ethical moderator for user-generated content.</text:p>
      <text:p>Initially used within GroupBuild, BeAxa will later be offered to civic tech and federated platforms as a license-able trust-layer service.</text:p>
      <text:p>BeAxa will:</text:p>
      <text:p>- Evaluate posts for misinformation and unethical rhetoric</text:p>
      <text:p>- Tag posts in real-time using a color-coded markup system</text:p>
      <text:p>- Flag unethical, irrational, or contradictory content</text:p>
      <text:p>- Detect bots, infiltrators, and manipulative actors</text:p>
      <text:p>- Warn users about identity-revealing content</text:p>
      <text:p>- Respect anonymity via the GroupBuild AnonID system</text:p>
      <text:p>- Support multiple unlinked AnonIDs per user</text:p>
      <text:p>- Offer advanced filtering and moderation tools</text:p>
      <text:p>- Enforce both platform-wide and group-specific rules</text:p>
      <text:h text:outline-level="1">2. Functional Capabilities</text:h>
      <text:p>2.1 Post Moderation</text:p>
      <text:p>- Detects misinformation, propaganda, and anti-scientific claims</text:p>
      <text:p>- Highlights irrational tone, contradictions, and ethical issues</text:p>
      <text:p>- Tracks inconsistencies across user’s post history</text:p>
      <text:p>2.2 Identity Protection (AnonID Layer)</text:p>
      <text:p>- Flags identity-revealing content in real-time</text:p>
      <text:p>- Keeps AnonIDs unlinked unless user permits</text:p>
      <text:p>- Prevents central identity resolution</text:p>
      <text:p>2.3 Bot &amp; Infiltrator Detection</text:p>
      <text:p>- Analyzes post cadence and mimicry</text:p>
      <text:p>- Detects bots and synthetic actors</text:p>
      <text:p>- Flags or soft-bans suspicious behavior</text:p>
      <text:p>2.4 Filtering &amp; Dashboards</text:p>
      <text:p>- Sorts posts by tone, ethicality, or topic</text:p>
      <text:p>- Dashboards support group-level oversight</text:p>
      <text:p>2.5 Rule Enforcement</text:p>
      <text:p>- Differentiates global and group-specific rules</text:p>
      <text:p>- Tags violations with schema-specific labels</text:p>
      <text:h text:outline-level="1">3. System Architecture</text:h>
      <text:p>3.1 Core AI Stack</text:p>
      <text:p>- Language understanding (LLMs)</text:p>
      <text:p>- Fact-checking (RAG)</text:p>
      <text:p>- Sentiment and tone analysis</text:p>
      <text:p>- Bot behavior detection</text:p>
      <text:p>- Identity risk assessment</text:p>
      <text:p>3.2 Arbitration Engine</text:p>
      <text:p>- Resolves model conflicts via weighted logic</text:p>
      <text:p>- Group-specific policy preferences supported</text:p>
      <text:p>3.3 Metadata Tagging Engine</text:p>
      <text:p>- Adds post-level annotations and flags</text:p>
      <text:p>- Enables search and dashboard interaction</text:p>
      <text:p>3.4 Schema Compliance</text:p>
      <text:p>- Global tags: misinformation, hate, manipulation</text:p>
      <text:p>- Group tags: civility, local norms</text:p>
      <text:p>3.5 Secure Integration with GroupBuild</text:p>
      <text:p>- Works with hashed AnonIDs</text:p>
      <text:p>- No identity backtrace possible</text:p>
      <text:h text:outline-level="1">4. Vendor Services &amp; Budget</text:h>
      <text:p>4.1 Suggested Vendors</text:p>
      <text:p>- OpenAI / Anthropic: Language model APIs</text:p>
      <text:p>- HuggingFace: Moderation classifiers</text:p>
      <text:p>- Pinecone / Weaviate: Vector indexing</text:p>
      <text:p>- Cloudflare: IP-level privacy &amp; defense</text:p>
      <text:p>- ScaleAI / Sama: Human QA refinement</text:p>
      <text:p>4.2 Monthly Budget Estimate</text:p>
      <text:p>- AI APIs: $2,000–$5,000</text:p>
      <text:p>- Infrastructure: $1,500</text:p>
      <text:p>- Dev team: $10,000+</text:p>
      <text:p>- Support &amp; partner integration: $2,000</text:p>
      <text:p>- Total: $15,000–$20,000/month</text:p>
      <text:h text:outline-level="1">5. Implementation Roadmap</text:h>
      <text:p>Phase I (Months 1–3): MVP</text:p>
      <text:p>- Core moderation stack</text:p>
      <text:p>- Tagging engine</text:p>
      <text:p>- AnonID integration</text:p>
      <text:p>Phase II (Months 4–5): Internal Testing</text:p>
      <text:p>- Deploy on GroupBuild</text:p>
      <text:p>- Enable group-level policy tagging</text:p>
      <text:p>- Launch moderation dashboards</text:p>
      <text:p>Phase III (Months 6–8): Licensing</text:p>
      <text:p>- Build API/SDK for 3rd parties</text:p>
      <text:p>- Pilot with partner platforms</text:p>
      <text:p>- Publish documentation</text:p>
      <text:p>Phase IV (Month 9+): Public Services</text:p>
      <text:p>- Offer BeAxa as licensed trust layer</text:p>
      <text:p>- Maintain open-source transparency</text:p>
      <text:h text:outline-level="1">6. Branding &amp; Marketing Strategy</text:h>
      <text:p>6.1 Visual Identity</text:p>
      <text:p>- Mascot: Warrior kitten with sword or torch</text:p>
      <text:p>- Combines charm and digital guardianship</text:p>
      <text:p>6.2 Messaging</text:p>
      <text:p>"BeAxa helps good conversations stay good."</text:p>
      <text:p>- Lightweight, fair, and pseudonymous moderation</text:p>
      <text:p>6.3 Outreach Channels</text:p>
      <text:p>- Civic tech projects</text:p>
      <text:p>- Federated platforms (Mastodon, Lemmy)</text:p>
      <text:p>- Privacy-first and whistleblower communities</text:p>
      <text:p>- Education networks</text:p>
      <text:h text:outline-level="1">7. Transparency &amp; Trust Enhancements</text:h>
      <text:p>7.1 User-Facing Explanations</text:p>
      <text:p>- 'Why was this flagged?' interface</text:p>
      <text:p>- Show tag types and probabilities</text:p>
      <text:p>- User feedback options</text:p>
      <text:p>7.2 Explainability API</text:p>
      <text:p>- Exposes arbitration logic to external reviewers</text:p>
      <text:p>- Logs weightings and model decisions</text:p>
      <text:p>7.3 Public Dashboard Mode</text:p>
      <text:p>- Anonymized group-level moderation stats</text:p>
      <text:p>- Trend visualization for rhetoric &amp; bot flags</text:p>
      <text:p>7.4 User Filter Settings</text:p>
      <text:p>- Users adjust tone sensitivity, satire handling, etc.</text:p>
      <text:p>- Group-specific defaults optional</text:p>
      <text:p>7.5 Appeals &amp; Audit Trail</text:p>
      <text:p>- Every action logged with timestamp</text:p>
      <text:p>- Optional appeal system per Group policy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styles>
    <style:style style:name="Standard" style:family="paragraph" style:display-name="Standard">
      <style:paragraph-properties/>
      <style:text-properties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